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CPClientDecorator.byteArrayToInt( byte [ ] b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CPClientDecorator.intToByteArray( int value , int le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CPClientDecorator.TCPClientDecorator( TCPClient tcp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